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roman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1979in" text:min-label-width="0.25in"/>
        <style:text-properties style:font-name="Wingdings"/>
      </text:list-level-style-bullet>
      <text:list-level-style-bullet text:level="2" text:style-name="WW_CharLFO4LVL2" text:bullet-char="">
        <style:list-level-properties text:space-before="0.6979in" text:min-label-width="0.25in"/>
        <style:text-properties style:font-name="Wingdings"/>
      </text:list-level-style-bullet>
      <text:list-level-style-bullet text:level="3" text:style-name="WW_CharLFO4LVL3" text:bullet-char="">
        <style:list-level-properties text:space-before="1.1979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6979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1979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6979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1979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6979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1979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number text:level="1" style:num-format="1" text:start-value="17">
        <style:list-level-properties text:space-before="0in" text:min-label-width="0.2916in"/>
      </text:list-level-style-number>
      <text:list-level-style-number text:level="2" style:num-format="1" text:display-levels="2">
        <style:list-level-properties text:space-before="0in" text:min-label-width="0.2916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text:list-style style:name="LFO16">
      <text:list-level-style-number text:level="1" text:style-name="WW_CharLFO16LVL1" style:num-format="1" text:start-value="17">
        <style:list-level-properties text:space-before="0in" text:min-label-width="0.2604in"/>
      </text:list-level-style-number>
      <text:list-level-style-number text:level="2" text:style-name="WW_CharLFO16LVL2" style:num-format="1" text:display-levels="2" text:start-value="2">
        <style:list-level-properties text:space-before="0in" text:min-label-width="0.2604in"/>
      </text:list-level-style-number>
      <text:list-level-style-number text:level="3" text:style-name="WW_CharLFO16LVL3" style:num-format="1" text:display-levels="3">
        <style:list-level-properties text:space-before="0in" text:min-label-width="0.5in"/>
      </text:list-level-style-number>
      <text:list-level-style-number text:level="4" text:style-name="WW_CharLFO16LVL4" style:num-format="1" text:display-levels="4">
        <style:list-level-properties text:space-before="0in" text:min-label-width="0.5in"/>
      </text:list-level-style-number>
      <text:list-level-style-number text:level="5" text:style-name="WW_CharLFO16LVL5" style:num-format="1" text:display-levels="5">
        <style:list-level-properties text:space-before="0in" text:min-label-width="0.75in"/>
      </text:list-level-style-number>
      <text:list-level-style-number text:level="6" text:style-name="WW_CharLFO16LVL6" style:num-format="1" text:display-levels="6">
        <style:list-level-properties text:space-before="0in" text:min-label-width="0.75in"/>
      </text:list-level-style-number>
      <text:list-level-style-number text:level="7" text:style-name="WW_CharLFO16LVL7" style:num-format="1" text:display-levels="7">
        <style:list-level-properties text:space-before="0in" text:min-label-width="1in"/>
      </text:list-level-style-number>
      <text:list-level-style-number text:level="8" text:style-name="WW_CharLFO16LVL8" style:num-format="1" text:display-levels="8">
        <style:list-level-properties text:space-before="0in" text:min-label-width="1in"/>
      </text:list-level-style-number>
      <text:list-level-style-number text:level="9" text:style-name="WW_CharLFO16LVL9" style:num-format="1" text:display-levels="9">
        <style:list-level-properties text:space-before="0in" text:min-label-width="1.25in"/>
      </text:list-level-style-number>
    </text:list-style>
    <text:list-style style:name="LFO17">
      <text:list-level-style-number text:level="1" text:style-name="WW_CharLFO17LVL1" style:num-format="1" text:start-value="17">
        <style:list-level-properties text:space-before="0in" text:min-label-width="0.2604in"/>
      </text:list-level-style-number>
      <text:list-level-style-number text:level="2" text:style-name="WW_CharLFO17LVL2" style:num-format="1" text:display-levels="2" text:start-value="2">
        <style:list-level-properties text:space-before="0in" text:min-label-width="0.2604in"/>
      </text:list-level-style-number>
      <text:list-level-style-number text:level="3" text:style-name="WW_CharLFO17LVL3" style:num-format="1" text:display-levels="3">
        <style:list-level-properties text:space-before="0in" text:min-label-width="0.5in"/>
      </text:list-level-style-number>
      <text:list-level-style-number text:level="4" text:style-name="WW_CharLFO17LVL4" style:num-format="1" text:display-levels="4">
        <style:list-level-properties text:space-before="0in" text:min-label-width="0.5in"/>
      </text:list-level-style-number>
      <text:list-level-style-number text:level="5" text:style-name="WW_CharLFO17LVL5" style:num-format="1" text:display-levels="5">
        <style:list-level-properties text:space-before="0in" text:min-label-width="0.75in"/>
      </text:list-level-style-number>
      <text:list-level-style-number text:level="6" text:style-name="WW_CharLFO17LVL6" style:num-format="1" text:display-levels="6">
        <style:list-level-properties text:space-before="0in" text:min-label-width="0.75in"/>
      </text:list-level-style-number>
      <text:list-level-style-number text:level="7" text:style-name="WW_CharLFO17LVL7" style:num-format="1" text:display-levels="7">
        <style:list-level-properties text:space-before="0in" text:min-label-width="1in"/>
      </text:list-level-style-number>
      <text:list-level-style-number text:level="8" text:style-name="WW_CharLFO17LVL8" style:num-format="1" text:display-levels="8">
        <style:list-level-properties text:space-before="0in" text:min-label-width="1in"/>
      </text:list-level-style-number>
      <text:list-level-style-number text:level="9" text:style-name="WW_CharLFO17LVL9" style:num-format="1" text:display-levels="9">
        <style:list-level-properties text:space-before="0in" text:min-label-width="1.25in"/>
      </text:list-level-style-number>
    </text:list-style>
    <text:list-style style:name="LFO18">
      <text:list-level-style-bullet text:level="1" text:style-name="WW_CharLFO18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19LVL2" text:bullet-char="">
        <style:list-level-properties text:space-before="0.6979in" text:min-label-width="0.25in"/>
        <style:text-properties style:font-name="Wingdings"/>
      </text:list-level-style-bullet>
      <text:list-level-style-bullet text:level="3" text:style-name="WW_CharLFO19LVL3" text:bullet-char="">
        <style:list-level-properties text:space-before="1.1979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6979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1979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6979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1979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6979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1979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">
        <style:list-level-properties text:space-before="0.1979in" text:min-label-width="0.25in"/>
        <style:text-properties style:font-name="Wingdings"/>
      </text:list-level-style-bullet>
      <text:list-level-style-bullet text:level="2" text:style-name="WW_CharLFO20LVL2" text:bullet-char="">
        <style:list-level-properties text:space-before="0.6979in" text:min-label-width="0.25in"/>
        <style:text-properties style:font-name="Wingdings"/>
      </text:list-level-style-bullet>
      <text:list-level-style-bullet text:level="3" text:style-name="WW_CharLFO20LVL3" text:bullet-char="">
        <style:list-level-properties text:space-before="1.1979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6979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1979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6979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1979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6979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1979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="0.0069in solid #000000" fo:padding-top="0.0138in" fo:padding-left="0.0555in" fo:padding-bottom="0.0138in" fo:padding-right="0.0555in" style:shadow="none" fo:text-align="center" fo:margin-bottom="0in" fo:line-height="100%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margin-bottom="0in" fo:line-height="100%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margin-bottom="0in" fo:line-height="100%" fo:background-color="#D9D9D9"/>
    </style:style>
    <style:style style:name="T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0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margin-bottom="0in" fo:line-height="100%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1" style:parent-style-name="Normal" style:family="paragraph">
      <style:paragraph-properties fo:text-align="center" fo:margin-bottom="0in" fo:line-height="100%" fo:margin-left="1.475in" fo:text-indent="-1.475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2" style:parent-style-name="Normal" style:family="paragraph">
      <style:paragraph-properties fo:text-align="center" fo:margin-bottom="0in" fo:line-height="100%" fo:margin-left="0.4916in" fo:text-indent="-0.4916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3" style:parent-style-name="Normal" style:family="paragraph">
      <style:paragraph-properties fo:text-align="center" fo:margin-bottom="0in" fo:line-height="100%" fo:margin-left="1.475in" fo:text-indent="-1.475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15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6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7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Column19" style:family="table-column">
      <style:table-column-properties style:column-width="6.6937in"/>
    </style:style>
    <style:style style:name="Table18" style:family="table">
      <style:table-properties style:width="6.6937in" fo:margin-left="0in" table:align="center"/>
    </style:style>
    <style:style style:name="TableRow20" style:family="table-row">
      <style:table-row-properties style:min-row-height="1.052in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" style:family="paragraph">
      <style:paragraph-properties style:text-autospace="none" fo:text-align="justify" fo:margin-bottom="0in" fo:line-height="100%" fo:margin-right="0.1208in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23" style:parent-style-name="Normal" style:family="paragraph">
      <style:paragraph-properties style:text-autospace="none" fo:text-align="justify" fo:margin-bottom="0in" fo:line-height="100%" fo:margin-right="0.1208in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24" style:parent-style-name="Textoindependiente3" style:family="paragraph">
      <style:paragraph-properties fo:margin-left="0.2479in" fo:margin-right="0.1208in">
        <style:tab-stops/>
      </style:paragraph-properties>
      <style:text-properties style:font-name="Arial" style:font-name-complex="Arial" style:font-weight-complex="bold" fo:font-size="10pt" style:font-size-asian="10pt" fo:language="pt" fo:country="PT"/>
    </style:style>
    <style:style style:name="P25" style:parent-style-name="Textoindependiente3" style:family="paragraph">
      <style:paragraph-properties fo:margin-right="0.1222in"/>
    </style:style>
    <style:style style:name="T2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P27" style:parent-style-name="Textoindependiente3" style:family="paragraph">
      <style:paragraph-properties fo:margin-left="0.2479in" fo:margin-right="0.1222in">
        <style:tab-stops/>
      </style:paragraph-properties>
      <style:text-properties style:font-name="Arial" style:font-name-complex="Arial" style:font-weight-complex="bold" fo:font-size="10pt" style:font-size-asian="10pt" fo:language="pt" fo:country="PT"/>
    </style:style>
    <style:style style:name="P28" style:parent-style-name="Textoindependiente3" style:family="paragraph">
      <style:paragraph-properties fo:margin-right="0.1222in"/>
    </style:style>
    <style:style style:name="T2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30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3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32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P33" style:parent-style-name="Textoindependiente3" style:family="paragraph">
      <style:text-properties style:font-name="Arial" style:font-name-complex="Arial" style:font-weight-complex="bold" fo:font-size="10pt" style:font-size-asian="10pt" style:text-underline-type="single" style:text-underline-style="solid" style:text-underline-width="auto" style:text-underline-mode="continuous" fo:language="pt" fo:country="PT"/>
    </style:style>
    <style:style style:name="T3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P35" style:parent-style-name="Textoindependiente3" style:family="paragraph">
      <style:text-properties style:font-name="Arial" style:font-name-complex="Arial" style:font-weight-complex="bold" fo:font-size="10pt" style:font-size-asian="10pt" fo:language="pt" fo:country="PT"/>
    </style:style>
    <style:style style:name="P36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</style:style>
    <style:style style:name="T37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T38" style:parent-style-name="Fuentedepárrafopredeter.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P39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</style:style>
    <style:style style:name="T4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41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en" fo:country="US"/>
    </style:style>
    <style:style style:name="P42" style:parent-style-name="Párrafodelista" style:family="paragraph">
      <style:paragraph-properties style:text-autospace="none" fo:text-align="justify" fo:margin-bottom="0in" fo:line-height="100%" fo:margin-left="0in" fo:margin-right="0.1222in">
        <style:tab-stops/>
      </style:paragraph-properties>
    </style:style>
    <style:style style:name="T4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4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6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47" style:parent-style-name="Párrafodelista" style:family="paragraph">
      <style:paragraph-properties style:text-autospace="none" fo:text-align="justify" fo:margin-bottom="0in" fo:line-height="100%" fo:margin-left="0in" fo:margin-right="0.1222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pt" fo:country="PT" style:language-asian="pt" style:country-asian="BR"/>
    </style:style>
    <style:style style:name="TableRow48" style:family="table-row">
      <style:table-row-properties style:min-row-height="0.8763in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style:text-autospace="none" fo:text-align="justify" fo:margin-bottom="0in" fo:line-height="100%" fo:margin-right="0.1208in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51" style:parent-style-name="Normal" style:family="paragraph">
      <style:paragraph-properties style:text-autospace="none" fo:text-align="justify" fo:margin-bottom="0in" fo:line-height="100%" fo:margin-right="0.1208in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52" style:parent-style-name="Normal" style:family="paragraph">
      <style:paragraph-properties style:text-autospace="none" fo:text-align="justify" fo:margin-bottom="0in" fo:line-height="100%" fo:margin-right="0.1208in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53" style:parent-style-name="Normal" style:family="paragraph">
      <style:paragraph-properties style:text-autospace="none" fo:text-align="justify" fo:margin-bottom="0in" fo:line-height="100%" fo:margin-right="0.1208in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54" style:parent-style-name="Textoindependiente3" style:family="paragraph">
      <style:paragraph-properties fo:margin-right="0.1208in"/>
    </style:style>
    <style:style style:name="T55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T5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5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58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5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60" style:parent-style-name="Fuentedepárrafopredeter." style:family="text">
      <style:text-properties style:font-name="Arial" style:font-name-complex="Arial" fo:font-weight="bold" style:font-weight-asian="bold" style:font-weight-complex="bold" fo:color="#FF0000" fo:font-size="10pt" style:font-size-asian="10pt" fo:language="pt" fo:country="PT"/>
    </style:style>
    <style:style style:name="T61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6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63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64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P65" style:parent-style-name="Textoindependiente3" style:family="paragraph">
      <style:paragraph-properties fo:margin-left="0.2479in" fo:margin-right="0.1208in">
        <style:tab-stops/>
      </style:paragraph-properties>
      <style:text-properties style:font-name="Arial" style:font-name-complex="Arial" style:font-weight-complex="bold" fo:font-size="10pt" style:font-size-asian="10pt" fo:language="pt" fo:country="PT"/>
    </style:style>
    <style:style style:name="P66" style:parent-style-name="Textoindependiente3" style:family="paragraph">
      <style:paragraph-properties fo:margin-right="0.1208in"/>
    </style:style>
    <style:style style:name="T67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T6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69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T7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P71" style:parent-style-name="Párrafodelista" style:family="paragraph">
      <style:paragraph-properties fo:margin-bottom="0in" fo:line-height="100%"/>
      <style:text-properties style:font-name="Arial" style:font-name-complex="Arial" fo:font-size="10pt" style:font-size-asian="10pt" style:font-size-complex="10pt" style:language-asian="pt" style:country-asian="BR"/>
    </style:style>
    <style:style style:name="TableRow72" style:family="table-row">
      <style:table-row-properties style:min-row-height="0.4861in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paragraph-properties style:text-autospace="none" fo:text-align="justify" fo:margin-bottom="0in" fo:line-height="100%" fo:margin-right="0.0222in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75" style:parent-style-name="Normal" style:family="paragraph">
      <style:paragraph-properties style:text-autospace="none" fo:text-align="justify" fo:margin-bottom="0in" fo:line-height="100%" fo:margin-right="0.1208in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76" style:parent-style-name="Normal" style:family="paragraph">
      <style:paragraph-properties style:text-autospace="none" fo:text-align="justify" fo:margin-bottom="0in" fo:line-height="100%" fo:margin-right="0.1208in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77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T7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7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80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81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T8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8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84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P85" style:parent-style-name="Textoindependiente3" style:family="paragraph">
      <style:paragraph-properties fo:margin-left="0.2479in">
        <style:tab-stops/>
      </style:paragraph-properties>
      <style:text-properties style:font-name="Arial" style:font-name-complex="Arial" style:font-weight-complex="bold" fo:font-size="10pt" style:font-size-asian="10pt" fo:language="pt" fo:country="PT"/>
    </style:style>
    <style:style style:name="T86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8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88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8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90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9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92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P93" style:parent-style-name="Textoindependiente3" style:family="paragraph">
      <style:text-properties style:font-name="Arial" style:font-name-complex="Arial" style:font-weight-complex="bold" fo:font-size="10pt" style:font-size-asian="10pt" fo:language="pt" fo:country="PT"/>
    </style:style>
    <style:style style:name="P94" style:parent-style-name="Textoindependiente3" style:family="paragraph">
      <style:paragraph-properties fo:margin-top="0.0833in" fo:margin-bottom="0.0833in"/>
    </style:style>
    <style:style style:name="T95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T9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P97" style:parent-style-name="Párrafodelista" style:family="paragraph">
      <style:paragraph-properties style:text-autospace="none" fo:text-align="justify" fo:margin-bottom="0in" fo:line-height="100%" fo:margin-left="0in" fo:margin-right="0.1222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pt" style:country-asian="BR"/>
    </style:style>
    <style:style style:name="TableRow98" style:family="table-row">
      <style:table-row-properties style:min-row-height="0.8763in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" style:family="paragraph">
      <style:paragraph-properties style:text-autospace="none" fo:text-align="justify" fo:margin-bottom="0in" fo:line-height="100%" fo:margin-right="0.0222in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101" style:parent-style-name="Normal" style:family="paragraph">
      <style:paragraph-properties style:text-autospace="none" fo:text-align="justify" fo:margin-bottom="0in" fo:line-height="100%" fo:margin-right="0.1208in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102" style:parent-style-name="Normal" style:family="paragraph">
      <style:paragraph-properties style:text-autospace="none" fo:text-align="justify" fo:margin-bottom="0in" fo:line-height="100%" fo:margin-right="0.1208in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103" style:parent-style-name="Textoindependiente3" style:family="paragraph">
      <style:paragraph-properties fo:margin-right="0.1208in"/>
    </style:style>
    <style:style style:name="T104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T10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106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10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108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109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P110" style:parent-style-name="Textoindependiente3" style:family="paragraph">
      <style:paragraph-properties fo:margin-left="0.2479in" fo:margin-right="0.1208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fo:language="pt" fo:country="PT"/>
    </style:style>
    <style:style style:name="P111" style:parent-style-name="Textoindependiente3" style:family="paragraph">
      <style:paragraph-properties fo:margin-right="0.1208in"/>
    </style:style>
    <style:style style:name="T112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113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T114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11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116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117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P118" style:parent-style-name="Textoindependiente3" style:family="paragraph">
      <style:paragraph-properties fo:margin-top="0.0833in" fo:margin-bottom="0.0833in"/>
    </style:style>
    <style:style style:name="T119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T12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P121" style:parent-style-name="Textoindependiente3" style:family="paragraph">
      <style:paragraph-properties fo:margin-top="0.0833in" fo:margin-bottom="0.0833in"/>
      <style:text-properties style:font-name="Arial" style:font-name-complex="Arial" style:font-weight-complex="bold" fo:font-size="10pt" style:font-size-asian="10pt" fo:language="pt" fo:country="PT"/>
    </style:style>
    <style:style style:name="TableRow122" style:family="table-row">
      <style:table-row-properties style:min-row-height="0.7006in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" style:family="paragraph">
      <style:paragraph-properties style:text-autospace="none" fo:text-align="justify" fo:margin-bottom="0in" fo:line-height="100%" fo:margin-right="0.1208in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125" style:parent-style-name="Normal" style:family="paragraph">
      <style:paragraph-properties style:text-autospace="none" fo:text-align="justify" fo:margin-bottom="0in" fo:line-height="100%" fo:margin-right="0.1208in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126" style:parent-style-name="Normal" style:family="paragraph">
      <style:paragraph-properties style:text-autospace="none" fo:text-align="justify" fo:margin-bottom="0in" fo:line-height="100%" fo:margin-right="0.1208in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127" style:parent-style-name="Párrafodelista" style:family="paragraph">
      <style:paragraph-properties style:text-autospace="none" fo:text-align="justify" fo:margin-bottom="0in" fo:line-height="100%" fo:margin-left="0in" fo:margin-right="0.1208in">
        <style:tab-stops/>
      </style:paragraph-properties>
    </style:style>
    <style:style style:name="T128" style:parent-style-name="Fuentedepárrafopredeter." style:family="text">
      <style:text-properties style:font-name="Arial" style:font-name-asian="Times New Roman" style:font-name-complex="Arial" style:font-weight-complex="bold" fo:font-size="10pt" style:font-size-asian="10pt" style:font-size-complex="10pt" fo:language="pt" fo:country="PT" style:language-asian="pt" style:country-asian="BR"/>
    </style:style>
    <style:style style:name="T129" style:parent-style-name="Fuentedepárrafopredeter.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130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T131" style:parent-style-name="Fuentedepárrafopredeter.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P132" style:parent-style-name="Párrafodelista" style:family="paragraph">
      <style:paragraph-properties fo:margin-bottom="0in" fo:line-height="100%" fo:margin-left="0in" fo:margin-right="0.1208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pt" fo:country="PT" style:language-asian="pt" style:country-asian="BR"/>
    </style:style>
    <style:style style:name="P133" style:parent-style-name="Párrafodelista" style:family="paragraph">
      <style:paragraph-properties fo:margin-bottom="0in" fo:line-height="100%" fo:margin-left="0in" fo:margin-right="0.1208in">
        <style:tab-stops/>
      </style:paragraph-properties>
    </style:style>
    <style:style style:name="T13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P135" style:parent-style-name="Párrafodelista" style:family="paragraph">
      <style:paragraph-properties fo:margin-bottom="0in" fo:line-height="100%" fo:margin-left="0in" fo:margin-right="0.1208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pt" fo:country="PT" style:language-asian="pt" style:country-asian="BR"/>
    </style:style>
    <style:style style:name="P136" style:parent-style-name="Párrafodelista" style:family="paragraph">
      <style:paragraph-properties style:text-autospace="none" fo:text-align="justify" fo:margin-bottom="0in" fo:line-height="100%" fo:margin-left="0in" fo:margin-right="0.1208in">
        <style:tab-stops/>
      </style:paragraph-properties>
    </style:style>
    <style:style style:name="T137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38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39" style:parent-style-name="Fuentedepárrafopredeter.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P140" style:parent-style-name="Párrafodelista" style:family="paragraph">
      <style:paragraph-properties style:text-autospace="none" fo:text-align="justify" fo:margin-bottom="0in" fo:line-height="100%" fo:margin-left="0.0458in" fo:margin-right="0.1208in">
        <style:tab-stops/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141" style:parent-style-name="Párrafodelista" style:family="paragraph">
      <style:paragraph-properties style:text-autospace="none" fo:text-align="justify" fo:margin-bottom="0in" fo:line-height="100%" fo:margin-left="0in" fo:margin-right="0.1208in">
        <style:tab-stops/>
      </style:paragraph-properties>
    </style:style>
    <style:style style:name="T142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14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44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4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46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147" style:parent-style-name="Párrafodelista" style:family="paragraph">
      <style:paragraph-properties fo:margin-bottom="0in" fo:line-height="100%" fo:margin-left="0.25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pt" fo:country="PT" style:language-asian="pt" style:country-asian="BR"/>
    </style:style>
    <style:style style:name="P148" style:parent-style-name="Párrafodelista" style:family="paragraph">
      <style:paragraph-properties style:text-autospace="none" fo:text-align="justify" fo:margin-bottom="0in" fo:line-height="100%" fo:margin-left="0in" fo:margin-right="0.1208in">
        <style:tab-stops/>
      </style:paragraph-properties>
    </style:style>
    <style:style style:name="T149" style:parent-style-name="Fuentedepárrafopredeter.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150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51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152" style:parent-style-name="Párrafodelista" style:family="paragraph">
      <style:paragraph-properties style:text-autospace="none" fo:text-align="justify" fo:margin-bottom="0in" fo:line-height="100%" fo:margin-left="0in" fo:margin-right="0.1208in">
        <style:tab-stops/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153" style:parent-style-name="Párrafodelista" style:family="paragraph">
      <style:paragraph-properties style:text-autospace="none" fo:text-align="justify" fo:margin-bottom="0in" fo:line-height="100%" fo:margin-left="0in" fo:margin-right="0.1208in">
        <style:tab-stops/>
      </style:paragraph-properties>
    </style:style>
    <style:style style:name="T15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5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56" style:parent-style-name="Fuentedepárrafopredeter.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P157" style:parent-style-name="Párrafodelista" style:family="paragraph">
      <style:paragraph-properties style:text-autospace="none" fo:text-align="justify" fo:margin-bottom="0in" fo:line-height="100%" fo:margin-left="0in" fo:margin-right="0.1208in">
        <style:tab-stops/>
      </style:paragraph-properties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ableRow158" style:family="table-row">
      <style:table-row-properties style:min-row-height="0.3736in"/>
    </style:style>
    <style:style style:name="TableCell1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" style:parent-style-name="Normal" style:family="paragraph">
      <style:paragraph-properties style:text-autospace="none" fo:margin-bottom="0in" fo:line-height="100%"/>
    </style:style>
    <style:style style:name="T161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fo:background-color="#F2F2F2" style:language-asian="pt" style:country-asian="BR"/>
    </style:style>
    <style:style style:name="TableRow162" style:family="table-row">
      <style:table-row-properties style:min-row-height="1.275in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Normal" style:family="paragraph">
      <style:paragraph-properties style:text-autospace="none" fo:text-align="justify" fo:margin-bottom="0in" fo:line-height="100%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165" style:parent-style-name="Normal" style:family="paragraph">
      <style:paragraph-properties style:text-autospace="none" fo:text-align="justify" fo:margin-bottom="0in" fo:line-height="100%" fo:margin-right="0.1208in"/>
    </style:style>
    <style:style style:name="T166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fo:language="en" fo:country="US" style:language-asian="pt" style:country-asian="BR"/>
    </style:style>
    <style:style style:name="T167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en" fo:country="US" style:language-asian="pt" style:country-asian="BR"/>
    </style:style>
    <style:style style:name="T168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fo:language="en" fo:country="US" style:language-asian="pt" style:country-asian="BR"/>
    </style:style>
    <style:style style:name="P169" style:parent-style-name="Normal" style:family="paragraph">
      <style:paragraph-properties style:text-autospace="none" fo:text-align="justify" fo:margin-bottom="0in" fo:line-height="100%" fo:margin-right="0.1208in"/>
      <style:text-properties style:font-name="Arial" style:font-name-asian="Times New Roman" style:font-name-complex="Arial" fo:font-weight="bold" style:font-weight-asian="bold" style:font-weight-complex="bold" fo:color="#008000" fo:font-size="10pt" style:font-size-asian="10pt" style:font-size-complex="10pt" fo:language="en" fo:country="US" style:language-asian="pt" style:country-asian="BR"/>
    </style:style>
    <style:style style:name="P170" style:parent-style-name="Normal" style:family="paragraph">
      <style:paragraph-properties fo:text-align="justify" fo:margin-bottom="0in" fo:line-height="100%"/>
    </style:style>
    <style:style style:name="T17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172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17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74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75" style:parent-style-name="Normal" style:family="paragraph">
      <style:paragraph-properties fo:widows="0" fo:orphans="0" fo:text-align="justify" fo:margin-bottom="0in" fo:line-height="100%"/>
    </style:style>
    <style:style style:name="T17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177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17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79" style:parent-style-name="Normal" style:family="paragraph">
      <style:paragraph-properties fo:widows="0" fo:orphans="0"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80" style:parent-style-name="Normal" style:family="paragraph">
      <style:paragraph-properties style:text-autospace="none" fo:margin-bottom="0in" fo:line-height="100%"/>
    </style:style>
    <style:style style:name="T18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18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83" style:parent-style-name="Fuentedepárrafopredeter.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P184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style:font-weight-complex="bold" fo:color="#008000" fo:font-size="10pt" style:font-size-asian="10pt" style:font-size-complex="10pt" style:language-asian="pt" style:country-asian="BR"/>
    </style:style>
    <style:style style:name="TableRow185" style:family="table-row">
      <style:table-row-properties style:min-row-height="1.25in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P187" style:parent-style-name="Normal" style:family="paragraph">
      <style:paragraph-properties style:text-autospace="none" fo:text-align="justify" fo:margin-bottom="0in" fo:line-height="100%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fo:language="en" fo:country="US" style:language-asian="pt" style:country-asian="BR"/>
    </style:style>
    <style:style style:name="P188" style:parent-style-name="Normal" style:family="paragraph">
      <style:paragraph-properties style:text-autospace="none" fo:text-align="justify" fo:margin-bottom="0in" fo:line-height="100%" fo:margin-right="0.1208in"/>
    </style:style>
    <style:style style:name="T189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fo:language="en" fo:country="US" style:language-asian="pt" style:country-asian="BR"/>
    </style:style>
    <style:style style:name="T190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en" fo:country="US" style:language-asian="pt" style:country-asian="BR"/>
    </style:style>
    <style:style style:name="T191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fo:language="en" fo:country="US" style:language-asian="pt" style:country-asian="BR"/>
    </style:style>
    <style:style style:name="T192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fo:language="en" fo:country="US" style:language-asian="pt" style:country-asian="BR"/>
    </style:style>
    <style:style style:name="T193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fo:language="en" fo:country="US" style:language-asian="pt" style:country-asian="BR"/>
    </style:style>
    <style:style style:name="T194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fo:language="en" fo:country="US" style:language-asian="pt" style:country-asian="BR"/>
    </style:style>
    <style:style style:name="P195" style:parent-style-name="Normal" style:family="paragraph">
      <style:paragraph-properties fo:text-align="justify" fo:margin-bottom="0in" fo:line-height="100%" fo:margin-left="0.1972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fo:language="en" fo:country="US" style:language-asian="pt" style:country-asian="BR"/>
    </style:style>
    <style:style style:name="P196" style:parent-style-name="Normal" style:family="paragraph">
      <style:paragraph-properties fo:text-align="justify" fo:margin-bottom="0in" fo:line-height="100%"/>
    </style:style>
    <style:style style:name="T19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198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19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00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201" style:parent-style-name="Normal" style:family="paragraph">
      <style:paragraph-properties fo:text-align="justify" fo:margin-bottom="0in" fo:line-height="100%"/>
    </style:style>
    <style:style style:name="T20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0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20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0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06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207" style:parent-style-name="Normal" style:family="paragraph">
      <style:paragraph-properties fo:text-align="justify" fo:margin-bottom="0in" fo:line-height="100%"/>
    </style:style>
    <style:style style:name="T20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0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10" style:parent-style-name="Normal" style:family="paragraph">
      <style:paragraph-properties fo:text-align="justify" fo:margin-bottom="0in" fo:line-height="100%" fo:margin-left="0.1972in">
        <style:tab-stops/>
      </style:paragraph-properties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TableRow211" style:family="table-row">
      <style:table-row-properties style:min-row-height="1.25in"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Normal" style:family="paragraph">
      <style:paragraph-properties style:text-autospace="none" fo:text-align="justify" fo:margin-bottom="0in" fo:line-height="100%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fo:language="en" fo:country="US" style:language-asian="pt" style:country-asian="BR"/>
    </style:style>
    <style:style style:name="P214" style:parent-style-name="Normal" style:family="paragraph">
      <style:paragraph-properties style:text-autospace="none" fo:text-align="justify" fo:margin-bottom="0in" fo:line-height="100%" fo:margin-right="0.1208in"/>
    </style:style>
    <style:style style:name="T215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fo:language="en" fo:country="US" style:language-asian="pt" style:country-asian="BR"/>
    </style:style>
    <style:style style:name="T216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en" fo:country="US" style:language-asian="pt" style:country-asian="BR"/>
    </style:style>
    <style:style style:name="T217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fo:language="en" fo:country="US" style:language-asian="pt" style:country-asian="BR"/>
    </style:style>
    <style:style style:name="T21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fo:language="en" fo:country="US" style:language-asian="pt" style:country-asian="BR"/>
    </style:style>
    <style:style style:name="P219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fo:language="en" fo:country="US" style:language-asian="pt" style:country-asian="BR"/>
    </style:style>
    <style:style style:name="P220" style:parent-style-name="Normal" style:family="paragraph">
      <style:paragraph-properties fo:text-align="justify" fo:margin-bottom="0in" fo:line-height="100%"/>
    </style:style>
    <style:style style:name="T22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2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2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224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225" style:parent-style-name="Normal" style:family="paragraph">
      <style:paragraph-properties fo:text-align="justify" fo:margin-bottom="0in" fo:line-height="100%"/>
    </style:style>
    <style:style style:name="T22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2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28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229" style:parent-style-name="Normal" style:family="paragraph">
      <style:paragraph-properties fo:text-align="justify" fo:margin-bottom="0in" fo:line-height="100%"/>
    </style:style>
    <style:style style:name="T23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3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3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33" style:parent-style-name="Normal" style:family="paragraph">
      <style:paragraph-properties fo:text-align="justify" fo:margin-bottom="0in" fo:line-height="100%" fo:margin-left="0.1972in">
        <style:tab-stops/>
      </style:paragraph-properties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ableRow234" style:family="table-row">
      <style:table-row-properties style:min-row-height="0.9777in"/>
    </style:style>
    <style:style style:name="TableCell235" style:family="table-cell">
      <style:table-cell-properties fo:border="0.0069in solid #000000" fo:padding-top="0in" fo:padding-left="0.075in" fo:padding-bottom="0in" fo:padding-right="0.075in"/>
    </style:style>
    <style:style style:name="P236" style:parent-style-name="Párrafodelista" style:family="paragraph">
      <style:paragraph-properties style:text-autospace="none" fo:margin-bottom="0in" fo:line-height="100%" fo:margin-left="0in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237" style:parent-style-name="Párrafodelista" style:family="paragraph">
      <style:paragraph-properties style:text-autospace="none" fo:margin-bottom="0in" fo:line-height="100%" fo:margin-left="0in" fo:margin-right="0.1208in">
        <style:tab-stops>
          <style:tab-stop style:type="left" style:position="0in"/>
        </style:tab-stops>
      </style:paragraph-properties>
    </style:style>
    <style:style style:name="T238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239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240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241" style:parent-style-name="Normal" style:family="paragraph">
      <style:paragraph-properties fo:text-align="justify" fo:margin-bottom="0in" fo:line-height="100%" fo:margin-left="0.1972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42" style:parent-style-name="Normal" style:family="paragraph">
      <style:paragraph-properties fo:text-align="justify" fo:margin-bottom="0in" fo:line-height="100%"/>
    </style:style>
    <style:style style:name="T24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44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24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46" style:parent-style-name="Normal" style:family="paragraph">
      <style:paragraph-properties fo:widows="0" fo:orphans="0" fo:text-align="justify" fo:margin-bottom="0in" fo:line-height="100%" fo:background-color="#FFFFFF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247" style:parent-style-name="Normal" style:family="paragraph">
      <style:paragraph-properties fo:widows="0" fo:orphans="0" fo:text-align="justify" fo:margin-bottom="0in" fo:line-height="100%" fo:background-color="#FFFFFF"/>
    </style:style>
    <style:style style:name="T24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49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25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51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252" style:parent-style-name="Normal" style:family="paragraph">
      <style:paragraph-properties fo:widows="0" fo:orphans="0" fo:text-align="justify" fo:margin-bottom="0in" fo:line-height="100%" fo:background-color="#FFFFFF"/>
    </style:style>
    <style:style style:name="T25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5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5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56" style:parent-style-name="Normal" style:family="paragraph">
      <style:paragraph-properties style:text-autospace="none" fo:text-align="justify" fo:margin-bottom="0in" fo:line-height="100%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257" style:parent-style-name="Normal" style:family="paragraph">
      <style:paragraph-properties fo:text-align="justify" fo:margin-bottom="0in" fo:line-height="100%"/>
      <style:text-properties style:font-name="Arial" style:font-name-complex="Arial" style:font-weight-complex="bold" fo:font-size="10pt" style:font-size-asian="10pt" style:font-size-complex="10pt"/>
    </style:style>
  </office:automatic-styles>
  <office:body>
    <office:text text:use-soft-page-breaks="true">
      <text:p text:style-name="P1"/>
      <text:p text:style-name="P6">INFORMAÇÕES E DOCUMENTOS EXIGIDOS ANEXOS AO RELATÓRIO TÉCNICO<text:s/></text:p>
      <text:p text:style-name="P7"><text:span text:style-name="T8">ANEXO II, ITEM 16 DO DECRETO 4.074/02 E ALTERADO PELO<text:s/></text:span><text:span text:style-name="T9">DEC. 5.981/06</text:span></text:p>
      <text:p text:style-name="P10"/>
      <text:p text:style-name="P11"/>
      <text:p text:style-name="P12"/>
      <text:p text:style-name="P13">PRODUTO TÉCNICO EQUIVALENTE</text:p>
      <text:p text:style-name="P14"/>
      <text:p text:style-name="P15">FASE I</text:p>
      <text:p text:style-name="P16"/>
      <text:p text:style-name="P17"/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P22"/>
            <text:p text:style-name="P23">16.1. Declaração única do registrante sobre a composição qualitativa e quantitativa do produto, elaborada com base no(s) laudo(s) laboratorial(is) das análises de cinco bateladas de cada fabricante.<text:s/>( Anexo 16.1)</text:p>
            <text:p text:style-name="P24"/>
            <text:p text:style-name="P25"><text:span text:style-name="T26">Segue anexo:</text:span></text:p>
            <text:p text:style-name="P27"/>
            <text:p text:style-name="P28"><text:span text:style-name="T29">“Declaração da Composição Qualitativa e Quantitativa”</text:span><text:span text:style-name="T30"><text:s/>do produto<text:s/></text:span><text:bookmark-start text:name="bkmProName1"/><text:span text:style-name="T31">Product/Technical/Name</text:span><text:bookmark-end text:name="bkmProName1"/><text:span text:style-name="T32"><text:s/>elaborada com base no estudo de análise de cinco bateladas.</text:span></text:p>
            <text:p text:style-name="P33"/>
            <text:p text:style-name="Textoindependiente3"><text:bookmark-start text:name="bkmSouName"/><text:span text:style-name="T34">Source/Name</text:span><text:bookmark-end text:name="bkmSouName"/></text:p>
            <text:p text:style-name="P35"/>
            <text:p text:style-name="P36"><text:span text:style-name="T37">Estudo de análise de cinco bateladas:</text:span><text:span text:style-name="T38"><text:s/></text:span></text:p>
            <text:p text:style-name="P39"><text:bookmark-start text:name="bkm5bRef"/><text:span text:style-name="T40">Studies/Physical, eco and toxicological/Code. "Title". Laboratoy. Director, Page, End Date.</text:span><text:bookmark-end text:name="bkm5bRef"/></text:p>
            <text:p text:style-name="P41"/>
            <text:p text:style-name="P42"><text:span text:style-name="T43">Juntamente com o estudo de análise de 5 bateladas segue cópia autenticada com tradução juramentada do documento comprobatório de produção de cada batelada informando a unidade de fabricação<text:s/></text:span><text:span text:style-name="T44">-<text:s/></text:span><text:bookmark-start text:name="bkmCorro"/><text:span text:style-name="T45">Product/Techinical/ Received document / title. page. date</text:span><text:bookmark-end text:name="bkmCorro"/><text:span text:style-name="T46">.</text:span></text:p>
            <text:p text:style-name="P47"/>
          </table:table-cell>
        </table:table-row>
        <table:table-row table:style-name="TableRow48">
          <table:table-cell table:style-name="TableCell49">
            <text:p text:style-name="P50"/>
            <text:p text:style-name="P51">16.2. Descrição dos efeitos observados relacionados às impurezas relevantes (por exemplo, efeitos toxicológicos ou efeitos sobre a estabilidade do ingrediente ativo).</text:p>
            <text:p text:style-name="P52"/>
            <text:p text:style-name="P53"/>
            <text:p text:style-name="P54"><text:span text:style-name="T55">A discussão sobre a formação teórica de todas as possíveis impurezas geradas no processo de produção é relatada na<text:s/></text:span><text:span text:style-name="T56">“Declaração da<text:s/></text:span><text:span text:style-name="T57">Composição Qualitativa e Quantitativa”</text:span><text:span text:style-name="T58"><text:s/>do produto<text:s/></text:span><text:bookmark-start text:name="bkmProName2"/><text:span text:style-name="T59">Product/Technical/Name</text:span><text:bookmark-end text:name="bkmProName2"/><text:span text:style-name="T60"><text:s/></text:span><text:span text:style-name="T61">e na “</text:span><text:span text:style-name="T62">Descrição do processo de produção do produto técnico fornecida pelo fabricante</text:span><text:span text:style-name="T63">”</text:span><text:span text:style-name="T64">.</text:span></text:p>
            <text:p text:style-name="P65"/>
            <text:p text:style-name="P66"><text:span text:style-name="T67">Estas informações e documentos estão constantes no<text:s/></text:span><text:span text:style-name="T68">Anexo 16.1</text:span><text:span text:style-name="T69"><text:s/>e no<text:s/></text:span><text:span text:style-name="T70">Anexo 16.5.</text:span></text:p>
            <text:p text:style-name="P71"/>
          </table:table-cell>
        </table:table-row>
        <table:table-row table:style-name="TableRow72">
          <table:table-cell table:style-name="TableCell73">
            <text:p text:style-name="P74"/>
            <text:p text:style-name="P75">16.3. 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      <text:p text:style-name="P76"/>
            <text:p text:style-name="Textoindependiente3"><text:span text:style-name="T77">As impurezas são discutidas na<text:s/></text:span><text:span text:style-name="T78">“Declaração da<text:s/></text:span><text:span text:style-name="T79">Composição Qualitativa e Quantitativa”</text:span><text:span text:style-name="T80"><text:s/></text:span><text:span text:style-name="T81">do produto</text:span><text:span text:style-name="T82"><text:s/></text:span><text:bookmark-start text:name="bkmProName3"/><text:span text:style-name="T83">Product/Technical/Name</text:span><text:bookmark-end text:name="bkmProName3"/><text:span text:style-name="T84">;</text:span></text:p>
            <text:p text:style-name="P85"/>
            <text:p text:style-name="Textoindependiente3"><text:span text:style-name="T86">A metologia analítica quali-quantitativa do<text:s/></text:span><text:span text:style-name="T87">ingrediente ativo</text:span><text:span text:style-name="T88"><text:s/>e suas<text:s/></text:span><text:span text:style-name="T89">impurezas<text:s/></text:span><text:span text:style-name="T90">encontram-se descritas no<text:s/></text:span><text:span text:style-name="T91">Estudo de Análise de Cinco Bateladas</text:span><text:span text:style-name="T92"><text:s/>do produto;</text:span></text:p>
            <text:p text:style-name="P93"/>
            <text:p text:style-name="P94"><text:span text:style-name="T95">Estas informações e documentos estão constantes no<text:s/></text:span><text:span text:style-name="T96">Anexo 16.1:</text:span></text:p>
            <text:p text:style-name="P97"/>
          </table:table-cell>
        </table:table-row>
        <table:table-row table:style-name="TableRow98">
          <table:table-cell table:style-name="TableCell99">
            <text:p text:style-name="P100"/>
            <text:p text:style-name="P101">16.4. Descrição da metodologia analítica dos principais produtos de degradação do ingrediente ativo, para fins de monitoramento e fiscalização.</text:p>
            <text:p text:style-name="P102"/>
            <text:p text:style-name="P103"><text:span text:style-name="T104">Os principais produtos de degradação do ingrediente ativo, para fins de monitoramento e fiscalização, são discutidos na<text:s/></text:span><text:span text:style-name="T105">“Declaração da Composição Qualitativa e Quantitativa”</text:span><text:span text:style-name="T106"><text:s/>do produto<text:s/></text:span><text:bookmark-start text:name="bkmProName4"/><text:span text:style-name="T107">Product/Technical/Name</text:span><text:bookmark-end text:name="bkmProName4"/><text:span text:style-name="T108">.</text:span><text:span text:style-name="T109"><text:s/></text:span></text:p>
            <text:p text:style-name="P110"/>
            <text:p text:style-name="P111"><text:span text:style-name="T112">A<text:s/></text:span><text:span text:style-name="T113">descrição da metodologia analítica para os produtos de degradação do ingrediente ativo, para fins de monitoramento e fiscalização,<text:s/></text:span><text:span text:style-name="T114">encontra-se detalhada no “</text:span><text:span text:style-name="T115">Estudo de Análise de Cinco Bateladas”</text:span><text:span text:style-name="T116"><text:s/>do produto;</text:span><text:span text:style-name="T117"><text:s/></text:span></text:p>
            <text:p text:style-name="P118"><text:span text:style-name="T119">Estas informações e documentos estão constantes no<text:s/></text:span><text:span text:style-name="T120">Anexo 16.1</text:span></text:p>
            <text:p text:style-name="P121"/>
          </table:table-cell>
        </table:table-row>
        <table:table-row table:style-name="TableRow122">
          <table:table-cell table:style-name="TableCell123">
            <text:p text:style-name="P124"/>
            <text:p text:style-name="P125">16.5. Descrição do processo de produção do produto técnico, contemplando suas etapas de síntese, seus subprodutos e impurezas, fornecida pelo fabricante.</text:p>
            <text:p text:style-name="P126"/>
            <text:p text:style-name="P127"><text:span text:style-name="T128">Seguem anexas as c</text:span><text:span text:style-name="T129">ópias autenticadas das</text:span><text:span text:style-name="T130"><text:s/></text:span><text:span text:style-name="T131">declarações fornecidas pelo fabricante e de suas respectivas traduções juramentadas:</text:span></text:p>
            <text:p text:style-name="P132"/>
            <text:p text:style-name="P133"><text:bookmark-start text:name="bkmSouName5"/><text:span text:style-name="T134">Source/Name</text:span><text:bookmark-end text:name="bkmSouName5"/></text:p>
            <text:p text:style-name="P135"/>
            <text:p text:style-name="P136"><text:bookmark-start text:name="bkmCartaAuto"/><text:span text:style-name="T137">Carta de Autorização de Acesso de Uso de Dados -<text:s/></text:span><text:bookmark-start text:name="bkmCarta"/><text:span text:style-name="T138">Product/Techinical/ Received document / title. page. date</text:span><text:bookmark-end text:name="bkmCarta"/><text:span text:style-name="T139"><text:s/></text:span></text:p>
            <text:p text:style-name="P140"><text:bookmark-end text:name="bkmCartaAuto"/></text:p>
            <text:p text:style-name="P141"><text:span text:style-name="T142">Descrição do processo de produção do produto técnico fornecida pelo fabricante</text:span><text:span text:style-name="T143"><text:s/>-<text:s/></text:span><text:bookmark-start text:name="bkmProce"/><text:span text:style-name="T144">Product/Techinical/ Received document / title. page. date</text:span><text:bookmark-end text:name="bkmProce"/><text:span text:style-name="T145">.</text:span><text:span text:style-name="T146"><text:s text:c="2"/></text:span></text:p>
            <text:p text:style-name="P147"/>
            <text:p text:style-name="P148"><text:span text:style-name="T149">Discussão sobre a formação teórica de todas as possíveis impurezas geradas no processo de fabricação do produto técnico -<text:s/></text:span><text:bookmark-start text:name="bkmDisc"/><text:span text:style-name="T150">Product/Techinical/ Received document / title. page. date</text:span><text:bookmark-end text:name="bkmDisc"/><text:span text:style-name="T151">.</text:span></text:p>
            <text:p text:style-name="P152"/>
            <text:p text:style-name="P153"><text:span text:style-name="T154">Declaração do fabricante assegurando o fornecimento do produto para o registrante conforme as especificações do registro -<text:s/></text:span><text:bookmark-start text:name="bkmForne"/><text:span text:style-name="T155">Product/Techinical/ Received document / title. page. date</text:span><text:bookmark-end text:name="bkmForne"/><text:span text:style-name="T156">.</text:span></text:p>
            <text:p text:style-name="P157"/>
          </table:table-cell>
        </table:table-row>
        <table:table-row table:style-name="TableRow158">
          <table:table-cell table:style-name="TableCell159">
            <text:p text:style-name="P160"><text:span text:style-name="T161">16.6. Relatório de estudos de propriedades físico-químicas:</text:span></text:p>
          </table:table-cell>
        </table:table-row>
        <table:table-row table:style-name="TableRow162">
          <table:table-cell table:style-name="TableCell163">
            <text:p text:style-name="P164"/>
            <text:p text:style-name="P165"><text:span text:style-name="T166">16.6.1.</text:span><text:span text:style-name="T167"><text:s/></text:span><text:span text:style-name="T168">Pressão de vapor<text:s/></text:span></text:p>
            <text:p text:style-name="P169"/>
            <text:p text:style-name="P170"><text:span text:style-name="T171">Resumo</text:span><text:span text:style-name="T172">:<text:s/></text:span><text:bookmark-start text:name="bkmPreVapResumo"/><text:span text:style-name="T173">Studies/Physical, eco and toxicological/Summary BR</text:span><text:bookmark-end text:name="bkmPreVapResumo"/></text:p>
            <text:p text:style-name="P174"/>
            <text:p text:style-name="P175"><text:span text:style-name="T176">Resultado</text:span><text:span text:style-name="T177">:<text:s/></text:span><text:bookmark-start text:name="bkmPreVapResultado"/><text:span text:style-name="T178">Studies/Physical, eco and toxicological/Result BR</text:span><text:bookmark-end text:name="bkmPreVapResultado"/></text:p>
            <text:p text:style-name="P179"/>
            <text:p text:style-name="P180"><text:span text:style-name="T181">Ref.:<text:s/></text:span><text:bookmark-start text:name="bkmPreVapReferencia"/><text:span text:style-name="T182">Studies/Physical, eco and toxicological/Code. "Title". Laboratoy. Director, Page, End Date.</text:span><text:bookmark-end text:name="bkmPreVapReferencia"/><text:span text:style-name="T183"><text:s/></text:span></text:p>
            <text:p text:style-name="P184"/>
          </table:table-cell>
        </table:table-row>
        <table:table-row table:style-name="TableRow185">
          <table:table-cell table:style-name="TableCell186">
            <text:p text:style-name="P187"/>
            <text:p text:style-name="P188"><text:span text:style-name="T189">16.6.2.</text:span><text:span text:style-name="T190"><text:s/></text:span><text:span text:style-name="T191">Ponto de<text:s/></text:span><text:bookmark-start text:name="bkmPonFusEbu"/><text:span text:style-name="T192">fusão</text:span><text:span text:style-name="T193">/ebulição</text:span><text:bookmark-end text:name="bkmPonFusEbu"/><text:span text:style-name="T194"><text:s/></text:span></text:p>
            <text:p text:style-name="P195"/>
            <text:p text:style-name="P196"><text:span text:style-name="T197">Resumo</text:span><text:span text:style-name="T198">:<text:s/></text:span><text:bookmark-start text:name="bkmPonFusResumo"/><text:span text:style-name="T199">Studies/Physical, eco and toxicological/Summary BR</text:span><text:bookmark-end text:name="bkmPonFusResumo"/></text:p>
            <text:p text:style-name="P200"/>
            <text:p text:style-name="P201"><text:span text:style-name="T202">Resultado</text:span><text:span text:style-name="T203">:</text:span><text:span text:style-name="T204"><text:s/></text:span><text:bookmark-start text:name="bkmPonFusResultado"/><text:span text:style-name="T205">Studies/Physical, eco and toxicological/Result BR</text:span><text:bookmark-end text:name="bkmPonFusResultado"/></text:p>
            <text:p text:style-name="P206"/>
            <text:p text:style-name="P207"><text:span text:style-name="T208">Ref.:<text:s/></text:span><text:bookmark-start text:name="bkmPonFusReferencia"/><text:span text:style-name="T209">Studies/Physical, eco and toxicological/Code. "Title". Laboratoy. Director, Page, End Date.</text:span><text:bookmark-end text:name="bkmPonFusReferencia"/></text:p>
            <text:p text:style-name="P210"/>
          </table:table-cell>
        </table:table-row>
        <table:table-row table:style-name="TableRow211">
          <table:table-cell table:style-name="TableCell212">
            <text:p text:style-name="P213"/>
            <text:p text:style-name="P214"><text:span text:style-name="T215">16.6.3.</text:span><text:span text:style-name="T216"><text:s/></text:span><text:span text:style-name="T217">Solubilidade em água</text:span><text:span text:style-name="T218"><text:s/></text:span></text:p>
            <text:p text:style-name="P219"/>
            <text:p text:style-name="P220"><text:span text:style-name="T221">Resumo:<text:s/></text:span><text:bookmark-start text:name="bkmSolAguResumo"/><text:span text:style-name="T222">Studies/Physical, eco and toxicological/Summary BR</text:span><text:bookmark-end text:name="bkmSolAguResumo"/><text:span text:style-name="T223"><text:s/></text:span></text:p>
            <text:p text:style-name="P224"/>
            <text:p text:style-name="P225"><text:span text:style-name="T226">Resultado:<text:s/></text:span><text:bookmark-start text:name="bkmSolAguResultado"/><text:span text:style-name="T227">Studies/Physical, eco and toxicological/Result BR</text:span><text:bookmark-end text:name="bkmSolAguResultado"/></text:p>
            <text:p text:style-name="P228"/>
            <text:p text:style-name="P229"><text:span text:style-name="T230">Ref.:<text:s/></text:span><text:bookmark-start text:name="bkmSolAguReferencia"/><text:span text:style-name="T231">Studies/Physical, eco and toxicological/Code.<text:s/></text:span><text:span text:style-name="T232">"Title". Laboratoy. Director, Page, End Date.</text:span><text:bookmark-end text:name="bkmSolAguReferencia"/></text:p>
            <text:p text:style-name="P233"/>
          </table:table-cell>
        </table:table-row>
        <table:table-row table:style-name="TableRow234">
          <table:table-cell table:style-name="TableCell235">
            <text:p text:style-name="P236"/>
            <text:p text:style-name="P237"><text:span text:style-name="T238">16.6.4.</text:span><text:span text:style-name="T239"><text:s/></text:span><text:span text:style-name="T240">Coeficiente de partição N-octanol/água<text:s/></text:span></text:p>
            <text:p text:style-name="P241"/>
            <text:p text:style-name="P242"><text:span text:style-name="T243">Resumo</text:span><text:span text:style-name="T244">:<text:s/></text:span><text:bookmark-start text:name="bkmCoeParResumo"/><text:span text:style-name="T245">Studies/Physical, eco and toxicological/Summary BR</text:span><text:bookmark-end text:name="bkmCoeParResumo"/></text:p>
            <text:p text:style-name="P246"/>
            <text:p text:style-name="P247"><text:span text:style-name="T248">Resultado:</text:span><text:span text:style-name="T249"><text:s/></text:span><text:bookmark-start text:name="bkmCoeParResultado"/><text:span text:style-name="T250">Studies/Physical, eco and toxicological/Result BR</text:span><text:bookmark-end text:name="bkmCoeParResultado"/></text:p>
            <text:p text:style-name="P251"/>
            <text:p text:style-name="P252"><text:span text:style-name="T253">Ref.:<text:s/></text:span><text:bookmark-start text:name="bkmCoeParReferencia"/><text:span text:style-name="T254">Studies/Physical, eco and toxicological/Code.<text:s/></text:span><text:span text:style-name="T255">"Title". Laboratoy. Director, Page, End Date.</text:span><text:bookmark-end text:name="bkmCoeParReferencia"/></text:p>
            <text:p text:style-name="P256"/>
          </table:table-cell>
        </table:table-row>
      </table:table>
      <text:p text:style-name="P2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roman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pt" fo:country="BR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Arial Unicode MS" style:font-name-asian="Arial Unicode MS" style:font-name-complex="Arial Unicode MS" fo:font-size="12pt" style:font-size-asian="12pt" style:font-size-complex="12pt" style:language-asian="pt" style:country-asian="BR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independiente3" style:display-name="Texto independiente 3" style:family="paragraph" style:parent-style-name="Normal">
      <style:paragraph-properties fo:text-align="justify" fo:margin-bottom="0in" fo:line-height="100%"/>
      <style:text-properties style:font-name="Times New Roman" style:font-name-asian="Times New Roman" style:font-size-complex="10pt" style:language-asian="pt" style:country-asian="BR" fo:hyphenate="false"/>
    </style:style>
    <style:style style:name="Textoindependiente3Car" style:display-name="Texto independiente 3 Car" style:family="text" style:parent-style-name="Fuentedepárrafopredeter.">
      <style:text-properties style:font-name="Times New Roman" style:font-name-asian="Times New Roman" style:font-name-complex="Times New Roman" style:font-size-complex="10pt" style:language-asian="pt" style:country-asian="BR"/>
    </style:style>
    <style:style style:name="medium_text1" style:display-name="medium_text1" style:family="text" style:parent-style-name="Fuentedepárrafopredeter.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use-window-font-color="true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use-window-font-color="true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style:use-window-font-color="true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1" style:family="text">
      <style:text-properties fo:color="#000000"/>
    </style:style>
    <style:style style:name="WW_CharLFO16LVL2" style:family="text">
      <style:text-properties fo:color="#000000"/>
    </style:style>
    <style:style style:name="WW_CharLFO16LVL3" style:family="text">
      <style:text-properties fo:color="#000000"/>
    </style:style>
    <style:style style:name="WW_CharLFO16LVL4" style:family="text">
      <style:text-properties fo:color="#000000"/>
    </style:style>
    <style:style style:name="WW_CharLFO16LVL5" style:family="text">
      <style:text-properties fo:color="#000000"/>
    </style:style>
    <style:style style:name="WW_CharLFO16LVL6" style:family="text">
      <style:text-properties fo:color="#000000"/>
    </style:style>
    <style:style style:name="WW_CharLFO16LVL7" style:family="text">
      <style:text-properties fo:color="#000000"/>
    </style:style>
    <style:style style:name="WW_CharLFO16LVL8" style:family="text">
      <style:text-properties fo:color="#000000"/>
    </style:style>
    <style:style style:name="WW_CharLFO16LVL9" style:family="text">
      <style:text-properties fo:color="#000000"/>
    </style:style>
    <style:style style:name="WW_CharLFO17LVL1" style:family="text">
      <style:text-properties fo:color="#000000"/>
    </style:style>
    <style:style style:name="WW_CharLFO17LVL2" style:family="text">
      <style:text-properties fo:color="#000000"/>
    </style:style>
    <style:style style:name="WW_CharLFO17LVL3" style:family="text">
      <style:text-properties fo:color="#000000"/>
    </style:style>
    <style:style style:name="WW_CharLFO17LVL4" style:family="text">
      <style:text-properties fo:color="#000000"/>
    </style:style>
    <style:style style:name="WW_CharLFO17LVL5" style:family="text">
      <style:text-properties fo:color="#000000"/>
    </style:style>
    <style:style style:name="WW_CharLFO17LVL6" style:family="text">
      <style:text-properties fo:color="#000000"/>
    </style:style>
    <style:style style:name="WW_CharLFO17LVL7" style:family="text">
      <style:text-properties fo:color="#000000"/>
    </style:style>
    <style:style style:name="WW_CharLFO17LVL8" style:family="text">
      <style:text-properties fo:color="#000000"/>
    </style:style>
    <style:style style:name="WW_CharLFO17LVL9" style:family="text">
      <style:text-properties fo:color="#000000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 fo:language="pt" fo:country="BR"/>
    </style:style>
    <style:style style:name="WW_CharLFO19LVL2" style:family="text">
      <style:text-properties style:font-name="Wingdings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Wingdings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1979in" text:min-label-width="0.25in"/>
        <style:text-properties style:font-name="Wingdings"/>
      </text:list-level-style-bullet>
      <text:list-level-style-bullet text:level="2" text:style-name="WW_CharLFO4LVL2" text:bullet-char="">
        <style:list-level-properties text:space-before="0.6979in" text:min-label-width="0.25in"/>
        <style:text-properties style:font-name="Wingdings"/>
      </text:list-level-style-bullet>
      <text:list-level-style-bullet text:level="3" text:style-name="WW_CharLFO4LVL3" text:bullet-char="">
        <style:list-level-properties text:space-before="1.1979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6979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1979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6979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1979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6979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1979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number text:level="1" style:num-format="1" text:start-value="17">
        <style:list-level-properties text:space-before="0in" text:min-label-width="0.2916in"/>
      </text:list-level-style-number>
      <text:list-level-style-number text:level="2" style:num-format="1" text:display-levels="2">
        <style:list-level-properties text:space-before="0in" text:min-label-width="0.2916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text:list-style style:name="LFO16">
      <text:list-level-style-number text:level="1" text:style-name="WW_CharLFO16LVL1" style:num-format="1" text:start-value="17">
        <style:list-level-properties text:space-before="0in" text:min-label-width="0.2604in"/>
      </text:list-level-style-number>
      <text:list-level-style-number text:level="2" text:style-name="WW_CharLFO16LVL2" style:num-format="1" text:display-levels="2" text:start-value="2">
        <style:list-level-properties text:space-before="0in" text:min-label-width="0.2604in"/>
      </text:list-level-style-number>
      <text:list-level-style-number text:level="3" text:style-name="WW_CharLFO16LVL3" style:num-format="1" text:display-levels="3">
        <style:list-level-properties text:space-before="0in" text:min-label-width="0.5in"/>
      </text:list-level-style-number>
      <text:list-level-style-number text:level="4" text:style-name="WW_CharLFO16LVL4" style:num-format="1" text:display-levels="4">
        <style:list-level-properties text:space-before="0in" text:min-label-width="0.5in"/>
      </text:list-level-style-number>
      <text:list-level-style-number text:level="5" text:style-name="WW_CharLFO16LVL5" style:num-format="1" text:display-levels="5">
        <style:list-level-properties text:space-before="0in" text:min-label-width="0.75in"/>
      </text:list-level-style-number>
      <text:list-level-style-number text:level="6" text:style-name="WW_CharLFO16LVL6" style:num-format="1" text:display-levels="6">
        <style:list-level-properties text:space-before="0in" text:min-label-width="0.75in"/>
      </text:list-level-style-number>
      <text:list-level-style-number text:level="7" text:style-name="WW_CharLFO16LVL7" style:num-format="1" text:display-levels="7">
        <style:list-level-properties text:space-before="0in" text:min-label-width="1in"/>
      </text:list-level-style-number>
      <text:list-level-style-number text:level="8" text:style-name="WW_CharLFO16LVL8" style:num-format="1" text:display-levels="8">
        <style:list-level-properties text:space-before="0in" text:min-label-width="1in"/>
      </text:list-level-style-number>
      <text:list-level-style-number text:level="9" text:style-name="WW_CharLFO16LVL9" style:num-format="1" text:display-levels="9">
        <style:list-level-properties text:space-before="0in" text:min-label-width="1.25in"/>
      </text:list-level-style-number>
    </text:list-style>
    <text:list-style style:name="LFO17">
      <text:list-level-style-number text:level="1" text:style-name="WW_CharLFO17LVL1" style:num-format="1" text:start-value="17">
        <style:list-level-properties text:space-before="0in" text:min-label-width="0.2604in"/>
      </text:list-level-style-number>
      <text:list-level-style-number text:level="2" text:style-name="WW_CharLFO17LVL2" style:num-format="1" text:display-levels="2" text:start-value="2">
        <style:list-level-properties text:space-before="0in" text:min-label-width="0.2604in"/>
      </text:list-level-style-number>
      <text:list-level-style-number text:level="3" text:style-name="WW_CharLFO17LVL3" style:num-format="1" text:display-levels="3">
        <style:list-level-properties text:space-before="0in" text:min-label-width="0.5in"/>
      </text:list-level-style-number>
      <text:list-level-style-number text:level="4" text:style-name="WW_CharLFO17LVL4" style:num-format="1" text:display-levels="4">
        <style:list-level-properties text:space-before="0in" text:min-label-width="0.5in"/>
      </text:list-level-style-number>
      <text:list-level-style-number text:level="5" text:style-name="WW_CharLFO17LVL5" style:num-format="1" text:display-levels="5">
        <style:list-level-properties text:space-before="0in" text:min-label-width="0.75in"/>
      </text:list-level-style-number>
      <text:list-level-style-number text:level="6" text:style-name="WW_CharLFO17LVL6" style:num-format="1" text:display-levels="6">
        <style:list-level-properties text:space-before="0in" text:min-label-width="0.75in"/>
      </text:list-level-style-number>
      <text:list-level-style-number text:level="7" text:style-name="WW_CharLFO17LVL7" style:num-format="1" text:display-levels="7">
        <style:list-level-properties text:space-before="0in" text:min-label-width="1in"/>
      </text:list-level-style-number>
      <text:list-level-style-number text:level="8" text:style-name="WW_CharLFO17LVL8" style:num-format="1" text:display-levels="8">
        <style:list-level-properties text:space-before="0in" text:min-label-width="1in"/>
      </text:list-level-style-number>
      <text:list-level-style-number text:level="9" text:style-name="WW_CharLFO17LVL9" style:num-format="1" text:display-levels="9">
        <style:list-level-properties text:space-before="0in" text:min-label-width="1.25in"/>
      </text:list-level-style-number>
    </text:list-style>
    <text:list-style style:name="LFO18">
      <text:list-level-style-bullet text:level="1" text:style-name="WW_CharLFO18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19LVL2" text:bullet-char="">
        <style:list-level-properties text:space-before="0.6979in" text:min-label-width="0.25in"/>
        <style:text-properties style:font-name="Wingdings"/>
      </text:list-level-style-bullet>
      <text:list-level-style-bullet text:level="3" text:style-name="WW_CharLFO19LVL3" text:bullet-char="">
        <style:list-level-properties text:space-before="1.1979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6979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1979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6979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1979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6979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1979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">
        <style:list-level-properties text:space-before="0.1979in" text:min-label-width="0.25in"/>
        <style:text-properties style:font-name="Wingdings"/>
      </text:list-level-style-bullet>
      <text:list-level-style-bullet text:level="2" text:style-name="WW_CharLFO20LVL2" text:bullet-char="">
        <style:list-level-properties text:space-before="0.6979in" text:min-label-width="0.25in"/>
        <style:text-properties style:font-name="Wingdings"/>
      </text:list-level-style-bullet>
      <text:list-level-style-bullet text:level="3" text:style-name="WW_CharLFO20LVL3" text:bullet-char="">
        <style:list-level-properties text:space-before="1.1979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6979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1979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6979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1979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6979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1979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3798in" fo:margin-left="1.1812in" fo:margin-bottom="0.979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187in"/>
      </style:header-style>
      <style:footer-style>
        <style:header-footer-properties style:dynamic-spacing="true" fo:min-height="0.0041in"/>
      </style:footer-style>
    </style:page-layout>
    <style:style style:name="P2" style:parent-style-name="Encabezado" style:family="paragraph">
      <style:paragraph-properties fo:text-align="end">
        <style:tab-stops>
          <style:tab-stop style:type="center" style:position="2.9527in"/>
        </style:tab-stops>
      </style:paragraph-properties>
    </style:style>
    <style:style style:name="T3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4" style:parent-style-name="Fuentedepárrafopredeter." style:family="text">
      <style:text-properties style:font-name="Arial" style:font-name-complex="Arial" fo:font-weight="bold" style:font-weight-asian="bold" style:font-weight-complex="bold" fo:font-size="8pt" style:font-size-asian="8pt" style:font-size-complex="8pt" fo:language="en" fo:country="US"/>
    </style:style>
    <style:style style:name="P5" style:parent-style-name="Encabezado" style:family="paragraph">
      <style:paragraph-properties>
        <style:tab-stops>
          <style:tab-stop style:type="center" style:position="2.9527in"/>
        </style:tab-stops>
      </style:paragraph-properties>
      <style:text-properties style:font-name="Arial" style:font-name-complex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span text:style-name="T3"><text:tab/><text:s/></text:span><text:bookmark-start text:name="bkmProNameHeader"/><text:span text:style-name="T4">PRODUCT/TECHNICAL/NAME</text:span><text:bookmark-end text:name="bkmProNameHeader"/></text:p>
        <text:p text:style-name="P5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osco</meta:initial-creator>
    <dc:creator>Chosco</dc:creator>
    <meta:creation-date>2012-12-13T18:55:00Z</meta:creation-date>
    <dc:date>2012-12-13T18:55:00Z</dc:date>
    <meta:print-date>2010-04-15T11:33:00Z</meta:print-date>
    <meta:template xlink:href="AnexoXVI.dotx" xlink:type="simple"/>
    <meta:editing-cycles>1</meta:editing-cycles>
    <meta:editing-duration>PT0S</meta:editing-duration>
    <meta:document-statistic meta:page-count="3" meta:paragraph-count="10" meta:word-count="780" meta:character-count="5064" meta:row-count="35" meta:non-whitespace-character-count="4294"/>
  </office:meta>
</office:document-meta>
</file>